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6cm" style:rel-column-width="21607*"/>
    </style:style>
    <style:style style:name="Table1.B" style:family="table-column">
      <style:table-column-properties style:column-width="11.395cm" style:rel-column-width="4392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01f074" officeooo:paragraph-rsid="00026b26" style:font-size-asian="14pt" style:font-size-complex="14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fo:font-weight="bold" officeooo:paragraph-rsid="0001f074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026b26" officeooo:paragraph-rsid="00026b26" style:font-size-asian="15.75pt" style:font-weight-asian="normal" style:font-size-complex="18pt" style:font-weight-complex="normal"/>
    </style:style>
    <style:style style:name="P8" style:family="paragraph" style:parent-style-name="Preformatted_20_Text" style:list-style-name="L5">
      <style:text-properties style:font-name="Liberation Mono" fo:font-size="14pt" officeooo:paragraph-rsid="00017340" style:font-name-asian="NSimSun" style:font-size-asian="14pt" style:font-name-complex="Liberation Mono" style:font-size-complex="14pt"/>
    </style:style>
    <style:style style:name="P9" style:family="paragraph" style:parent-style-name="Preformatted_20_Text" style:list-style-name="L5">
      <style:text-properties style:font-name="Liberation Mono" fo:font-size="14pt" officeooo:rsid="000514b0" officeooo:paragraph-rsid="000514b0" style:font-name-asian="NSimSun" style:font-size-asian="14pt" style:font-name-complex="Liberation Mono" style:font-size-complex="14pt"/>
    </style:style>
    <style:style style:name="P10" style:family="paragraph" style:parent-style-name="Preformatted_20_Text" style:list-style-name="L5">
      <style:text-properties style:font-name="Liberation Mono" fo:font-size="14pt" officeooo:rsid="0006eb11" officeooo:paragraph-rsid="0006eb11" style:font-name-asian="NSimSun" style:font-size-asian="14pt" style:font-name-complex="Liberation Mono" style:font-size-complex="14pt"/>
    </style:style>
    <style:style style:name="P11" style:family="paragraph" style:parent-style-name="Preformatted_20_Text">
      <style:text-properties fo:font-size="14pt" style:font-size-asian="12.25pt" style:font-size-complex="14pt"/>
    </style:style>
    <style:style style:name="P12" style:family="paragraph" style:parent-style-name="Standard" style:list-style-name="L5">
      <style:text-properties style:font-name="Liberation Mono" fo:font-size="14pt" officeooo:rsid="0001adb3" officeooo:paragraph-rsid="0001adb3" style:font-name-asian="NSimSun" style:font-size-asian="14pt" style:font-name-complex="Liberation Mono" style:font-size-complex="14pt"/>
    </style:style>
    <style:style style:name="P13" style:family="paragraph" style:parent-style-name="Table_20_Contents" style:list-style-name="L1">
      <style:text-properties fo:font-size="14pt" officeooo:rsid="0001f074" officeooo:paragraph-rsid="0001f074" style:font-size-asian="14pt" style:font-size-complex="14pt"/>
    </style:style>
    <style:style style:name="P14" style:family="paragraph" style:parent-style-name="Table_20_Contents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able_20_Contents" style:list-style-name="L4">
      <style:text-properties fo:font-size="14pt" fo:font-weight="normal" officeooo:paragraph-rsid="0001f074" style:font-size-asian="14pt" style:font-weight-asian="normal" style:font-size-complex="14pt" style:font-weight-complex="normal"/>
    </style:style>
    <style:style style:name="P17" style:family="paragraph" style:parent-style-name="Table_20_Contents" style:list-style-name="L5">
      <style:text-properties style:font-name="Liberation Mono" fo:font-size="14pt" officeooo:rsid="0001adb3" officeooo:paragraph-rsid="0001adb3" style:font-name-asian="NSimSun" style:font-size-asian="14pt" style:font-name-complex="Liberation Mono" style:font-size-complex="14pt"/>
    </style:style>
    <style:style style:name="P18" style:family="paragraph" style:parent-style-name="Table_20_Contents" style:list-style-name="L5">
      <style:text-properties style:font-name="Liberation Mono" fo:font-size="14pt" officeooo:rsid="0001adb3" officeooo:paragraph-rsid="00041e85" style:font-name-asian="NSimSun" style:font-size-asian="14pt" style:font-name-complex="Liberation Mono" style:font-size-complex="14pt"/>
    </style:style>
    <style:style style:name="P19" style:family="paragraph" style:parent-style-name="Table_20_Contents" style:list-style-name="L5">
      <style:text-properties style:font-name="Liberation Mono" fo:font-size="14pt" officeooo:rsid="00041e85" officeooo:paragraph-rsid="00041e85" style:font-name-asian="NSimSun" style:font-size-asian="14pt" style:font-name-complex="Liberation Mono" style:font-size-complex="14pt"/>
    </style:style>
    <style:style style:name="P20" style:family="paragraph" style:parent-style-name="Table_20_Contents" style:list-style-name="L5">
      <style:text-properties style:font-name="Liberation Mono" fo:font-size="14pt" officeooo:rsid="000514b0" officeooo:paragraph-rsid="000514b0" style:font-name-asian="NSimSun" style:font-size-asian="14pt" style:font-name-complex="Liberation Mono" style:font-size-complex="14pt"/>
    </style:style>
    <style:style style:name="P21" style:family="paragraph" style:parent-style-name="Table_20_Contents" style:list-style-name="L5">
      <style:text-properties style:font-name="Liberation Mono" fo:font-size="14pt" officeooo:rsid="0006eb11" officeooo:paragraph-rsid="0006eb11" style:font-name-asian="NSimSun" style:font-size-asian="14pt" style:font-name-complex="Liberation Mono" style:font-size-complex="14pt"/>
    </style:style>
    <style:style style:name="P22" style:family="paragraph" style:parent-style-name="Table_20_Contents">
      <style:text-properties style:font-name="Liberation Mono" fo:font-size="14pt" officeooo:rsid="0006eb11" officeooo:paragraph-rsid="0006eb11" style:font-name-asian="NSimSun" style:font-size-asian="14pt" style:font-name-complex="Liberation Mono" style:font-size-complex="14pt"/>
    </style:style>
    <style:style style:name="P23" style:family="paragraph" style:parent-style-name="Text_20_body" style:list-style-name="L6">
      <style:text-properties fo:font-size="18pt" style:text-underline-style="solid" style:text-underline-width="auto" style:text-underline-color="font-color" fo:font-weight="bold" officeooo:rsid="0001f074" officeooo:paragraph-rsid="0001f074" style:font-size-asian="15.75pt" style:font-weight-asian="bold" style:font-size-complex="18pt" style:font-weight-complex="bold"/>
    </style:style>
    <style:style style:name="P24" style:family="paragraph" style:parent-style-name="Text_20_body" style:list-style-name="L6">
      <style:text-properties fo:font-size="18pt" style:text-underline-style="solid" style:text-underline-width="auto" style:text-underline-color="font-color" fo:font-weight="bold" officeooo:rsid="00026b26" officeooo:paragraph-rsid="00026b26" style:font-size-asian="15.75pt" style:font-weight-asian="bold" style:font-size-complex="18pt" style:font-weight-complex="bold"/>
    </style:style>
    <style:style style:name="P25" style:family="paragraph" style:parent-style-name="Text_20_body" style:list-style-name="L7">
      <style:text-properties fo:font-size="13pt" style:text-underline-style="none" fo:font-weight="normal" officeooo:rsid="000314e2" officeooo:paragraph-rsid="000314e2" style:font-size-asian="13pt" style:font-weight-asian="normal" style:font-size-complex="13pt" style:font-weight-complex="normal"/>
    </style:style>
    <style:style style:name="P26" style:family="paragraph" style:parent-style-name="Text_20_body" style:list-style-name="L7">
      <style:text-properties fo:font-size="13pt" style:text-underline-style="none" fo:font-weight="normal" officeooo:rsid="00041e85" officeooo:paragraph-rsid="00041e85" style:font-size-asian="13pt" style:font-weight-asian="normal" style:font-size-complex="13pt" style:font-weight-complex="normal"/>
    </style:style>
    <style:style style:name="P27" style:family="paragraph" style:parent-style-name="Text_20_body" style:list-style-name="L7">
      <style:text-properties fo:font-size="13pt" style:text-underline-style="none" fo:font-weight="normal" officeooo:rsid="0007ef7e" officeooo:paragraph-rsid="0007ef7e" style:font-size-asian="13pt" style:font-weight-asian="normal" style:font-size-complex="13pt" style:font-weight-complex="normal"/>
    </style:style>
    <style:style style:name="P28" style:family="paragraph" style:parent-style-name="Text_20_body">
      <style:text-properties fo:font-size="14pt" officeooo:rsid="0001f074" officeooo:paragraph-rsid="0001f07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1e85"/>
    </style:style>
    <style:style style:name="T4" style:family="text">
      <style:text-properties officeooo:rsid="0007c5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list xml:id="list416263691" text:style-name="L6">
        <text:list-item>
          <text:p text:style-name="P23">Rückblick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style-name="L1">
              <text:list-item>
                <text:p text:style-name="P13">StuRa Feedback</text:p>
              </text:list-item>
            </text:list>
          </table:table-cell>
          <table:table-cell table:style-name="Table2.B1" office:value-type="string">
            <text:p text:style-name="P4">Gerardo stellt Idee von Oliver P. vor, ein Retro-Gaming-Club an der Uni zu organisieren.</text:p>
            <text:list text:style-name="L2">
              <text:list-item>
                <text:p text:style-name="P14"><text:span text:style-name="T1">Felix</text:span>: Große Herausforderung Spielutomaten aufzustellen, z. B. die Raumsuche.</text:p>
              </text:list-item>
              <text:list-item>
                <text:p text:style-name="P14">Generell notwendig, immer als Veranstaltung anzumelden</text:p>
              </text:list-item>
              <text:list-item>
                <text:p text:style-name="P14">Persönlich kein Problem damit, Werbung durch unsere Kanäle dafür zu machen.</text:p>
              </text:list-item>
              <text:list-item>
                <text:p text:style-name="P14"><text:span text:style-name="T1">Roland</text:span>: Lieber klein anfangen, vor Allem das organisatorische ist schwierig am</text:p>
              </text:list-item>
              <text:list-item>
                <text:p text:style-name="P14">Anfang.</text:p>
              </text:list-item>
              <text:list-item>
                <text:p text:style-name="P14"><text:span text:style-name="T1">Tim</text:span>: Pool 3 für den Anfang wäre geeignet, ohne dauerhafte Hardware dort zu</text:p>
              </text:list-item>
              <text:list-item>
                <text:p text:style-name="P14">stellen.</text:p>
              </text:list-item>
              <text:list-item>
                <text:p text:style-name="P14"><text:span text:style-name="T1">Björn</text:span>: Werbungtechnisch können wir unterstützen, Raumtechnisch eher nicht.</text:p>
              </text:list-item>
            </text:list>
            <text:p text:style-name="P6"/>
            <text:p text:style-name="P4">Wir schlagen ihm Folgendes vor:<text:span text:style-name="T2"/></text:p>
            <text:list text:style-name="L3">
              <text:list-item>
                <text:p text:style-name="P15">Wenn etwas größeres geplant ist, soll er lieber ein Konzept aufstellen, was er sich genau darunter vorstellt.</text:p>
              </text:list-item>
              <text:list-item>
                <text:p text:style-name="P15">Wenn es um 1 oder 2 Spielabende geht, das können wir auf jeden Fall mitmachen.</text:p>
              </text:list-item>
            </text:list>
            <text:p text:style-name="P6"/>
            <text:p text:style-name="P5">Plan of Action:</text:p>
            <text:list text:style-name="L4">
              <text:list-item>
                <text:p text:style-name="P16">Gerardo leitet die Infos an Oliver P. weiter. Für Werbung auf unseren Kanälen sind wir auf jeden Fall dabei, aber man soll sich keine große Hoffnung dabei machen.</text:p>
              </text:list-item>
            </text:list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</table:table-row>
      </table:table>
      <text:p text:style-name="P28"/>
      <text:list xml:id="list134609745760866" text:continue-list="list416263691" text:style-name="L6">
        <text:list-item>
          <text:p text:style-name="P24">Aktuell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5">
              <text:list-item>
                <text:p text:style-name="P8">Vorstellungen</text:p>
              </text:list-item>
            </text:list>
          </table:table-cell>
          <table:table-cell table:style-name="Table1.B1" office:value-type="string">
            <text:list text:continue-numbering="true" text:style-name="L5">
              <text:list-item>
                <text:p text:style-name="P12">Spielen</text:p>
              </text:list-item>
              <text:list-item>
                <text:p text:style-name="P17">Events/Ausflüge</text:p>
              </text:list-item>
              <text:list-item>
                <text:p text:style-name="P17">Arcade-Automaten</text:p>
              </text:list-item>
              <text:list-item>
                <text:p text:style-name="P18">Lernen <text:span text:style-name="T3">durch Entwicklung an </text:span>eigene<text:span text:style-name="T3">n</text:span> Spiele/ <text:span text:style-name="T3">rumschrauben an alten Systemen</text:span></text:p>
              </text:list-item>
            </text:list>
          </table:table-cell>
        </table:table-row>
        <text:soft-page-break/>
        <table:table-row>
          <table:table-cell table:style-name="Table1.A2" office:value-type="string">
            <text:list text:continue-numbering="true" text:style-name="L5">
              <text:list-item>
                <text:p text:style-name="P8">Discord</text:p>
              </text:list-item>
            </text:list>
          </table:table-cell>
          <table:table-cell table:style-name="Table1.B2" office:value-type="string">
            <text:list text:continue-numbering="true" text:style-name="L5">
              <text:list-item>
                <text:p text:style-name="P19">Vorerst nicht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5">
              <text:list-item>
                <text:p text:style-name="P8">Werbung</text:p>
              </text:list-item>
            </text:list>
          </table:table-cell>
          <table:table-cell table:style-name="Table1.B2" office:value-type="string">
            <text:list text:continue-numbering="true" text:style-name="L5">
              <text:list-item>
                <text:p text:style-name="P19">Über Uni-Kanäle wie FSR und StuPa/StuRa möglich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5">
              <text:list-item>
                <text:p text:style-name="P9">Mitglieder</text:p>
              </text:list-item>
            </text:list>
          </table:table-cell>
          <table:table-cell table:style-name="Table1.B2" office:value-type="string">
            <text:list text:continue-numbering="true" text:style-name="L5">
              <text:list-item>
                <text:p text:style-name="P20">Lucy, Oli, Rosa (im Hintergrund)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5">
              <text:list-item>
                <text:p text:style-name="P10">Definition “Retro”</text:p>
              </text:list-item>
            </text:list>
          </table:table-cell>
          <table:table-cell table:style-name="Table1.B2" office:value-type="string">
            <text:list text:continue-numbering="true" text:style-name="L5">
              <text:list-item>
                <text:p text:style-name="P21">Ausschließlich auf “Gaming” mit leichter Tendenz zu Filmen, da diese unter Umständen in Verbindung stehen/<text:span text:style-name="T4">aufeinander aufbauen</text:span></text:p>
              </text:list-item>
              <text:list-item>
                <text:p text:style-name="P21">Außer aktuelle Konsolen (Switch, PS5, etc.) kann jede Hardware aufgrund von Altersunterschiede als Retro angesehen werden</text:p>
              </text:list-item>
              <text:list-item>
                <text:p text:style-name="P21">aktuelle Software fällt nicht in diese Kategorie</text:p>
              </text:list-item>
            </text:list>
          </table:table-cell>
        </table:table-row>
      </table:table>
      <text:p text:style-name="P3"/>
      <text:p text:style-name="P11"/>
      <text:p text:style-name="P2"/>
      <text:list text:continue-list="list134609745760866" text:style-name="L6">
        <text:list-item>
          <text:p text:style-name="P24">Planung</text:p>
        </text:list-item>
      </text:list>
      <text:list text:style-name="L7">
        <text:list-item>
          <text:p text:style-name="P25"><text:span text:style-name="T3">Mail an </text:span><text:a xlink:type="simple" xlink:href="mailto:service-cb@swffo.de" text:style-name="Internet_20_link" text:visited-style-name="Visited_20_Internet_20_Link">service-cb@swffo.de</text:a></text:p>
        </text:list-item>
        <text:list-item>
          <text:p text:style-name="P26">Fragen an…</text:p>
          <text:list>
            <text:list-item>
              <text:p text:style-name="P26">Reinhardt vom Betriebssysteme-Lehrstuhl</text:p>
            </text:list-item>
            <text:list-item>
              <text:p text:style-name="P26">Mathe-FSR</text:p>
            </text:list-item>
            <text:list-item>
              <text:p text:style-name="P26">weitere Bekannte</text:p>
            </text:list-item>
          </text:list>
        </text:list-item>
        <text:list-item>
          <text:p text:style-name="P26">warten auf Feedback bis nächste Woche</text:p>
        </text:list-item>
        <text:list-item>
          <text:p text:style-name="P27">entwerfen eines Posters</text:p>
        </text:list-item>
      </text:list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0T13:46:07.755000000</dc:date>
    <meta:editing-duration>PT2H42M41S</meta:editing-duration>
    <meta:editing-cycles>11</meta:editing-cycles>
    <meta:generator>LibreOffice/24.2.0.3$Windows_X86_64 LibreOffice_project/da48488a73ddd66ea24cf16bbc4f7b9c08e9bea1</meta:generator>
    <meta:print-date>2024-07-10T13:45:35.242000000</meta:print-date>
    <meta:printed-by>PDF files</meta:printed-by>
    <meta:document-statistic meta:table-count="2" meta:image-count="0" meta:object-count="0" meta:page-count="2" meta:paragraph-count="40" meta:word-count="276" meta:character-count="1722" meta:non-whitespace-character-count="1523"/>
  </office:meta>
</office:document-meta>
</file>